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'Ubuntu Mono', Consolas, source-code-pro, monospace, 'Droid Sans Mono', 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76cm"/>
      <style:text-properties fo:color="#131722" style:font-name="Menlo" fo:font-size="9.75pt" fo:font-weight="bold" fo:background-color="#ffffff"/>
    </style:style>
    <style:style style:name="P2" style:family="paragraph" style:parent-style-name="Standard">
      <style:paragraph-properties style:line-height-at-least="0.476cm"/>
      <style:text-properties fo:color="#9598a1" style:font-name="Menlo" fo:font-size="9.75pt" fo:font-weight="bold" fo:background-color="#ffffff"/>
    </style:style>
    <style:style style:name="P3" style:family="paragraph" style:parent-style-name="Standard">
      <style:paragraph-properties style:line-height-at-least="0.476cm"/>
    </style:style>
    <style:style style:name="T1" style:family="text">
      <style:text-properties fo:color="#9598a1"/>
    </style:style>
    <style:style style:name="T2" style:family="text">
      <style:text-properties fo:color="#2962ff"/>
    </style:style>
    <style:style style:name="T3" style:family="text">
      <style:text-properties fo:color="#000000"/>
    </style:style>
    <style:style style:name="T4" style:family="text">
      <style:text-properties fo:color="#388e3c"/>
    </style:style>
    <style:style style:name="T5" style:family="text">
      <style:text-properties fo:color="#22ab94"/>
    </style:style>
    <style:style style:name="T6" style:family="text">
      <style:text-properties fo:color="#2a2e39"/>
    </style:style>
    <style:style style:name="T7" style:family="text">
      <style:text-properties fo:color="#cc2929"/>
    </style:style>
    <style:style style:name="T8" style:family="text">
      <style:text-properties fo:color="#f57f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//@version=5</text:span></text:p>
      <text:p text:style-name="P1"><text:span text:style-name="T2">indicator</text:span><text:span text:style-name="T3">(</text:span><text:span text:style-name="T4">"Three Consecutive Higher/Lower Closes with 10 EMA"</text:span><text:span text:style-name="T5">,</text:span> <text:span text:style-name="T6">overlay</text:span><text:span text:style-name="T5">=</text:span><text:span text:style-name="T7">true</text:span><text:span text:style-name="T3">)</text:span></text:p>
      <text:p text:style-name="P3"/>
      <text:p text:style-name="P2">// Calculate the 10-period exponential moving average</text:p>
      <text:p text:style-name="P1"><text:span text:style-name="T6">ma10</text:span> <text:span text:style-name="T5">=</text:span> <text:span text:style-name="T2">ta.ema</text:span><text:span text:style-name="T3">(</text:span><text:span text:style-name="T7">close</text:span><text:span text:style-name="T5">,</text:span> <text:span text:style-name="T8">10</text:span><text:span text:style-name="T3">)</text:span></text:p>
      <text:p text:style-name="P3"/>
      <text:p text:style-name="P2">// Buy Condition: Three consecutive higher closes, and the price is above the 10-period EMA</text:p>
      <text:p text:style-name="P1"><text:span text:style-name="T6">threeHigherCloses</text:span> <text:span text:style-name="T5">=</text:span> <text:span text:style-name="T7">close</text:span> <text:span text:style-name="T5">&gt;</text:span> <text:span text:style-name="T7">close</text:span><text:span text:style-name="T3">[</text:span><text:span text:style-name="T8">1</text:span><text:span text:style-name="T3">]</text:span> <text:span text:style-name="T5">and</text:span> <text:span text:style-name="T7">close</text:span><text:span text:style-name="T3">[</text:span><text:span text:style-name="T8">1</text:span><text:span text:style-name="T3">]</text:span> <text:span text:style-name="T5">&gt;</text:span> <text:span text:style-name="T7">close</text:span><text:span text:style-name="T3">[</text:span><text:span text:style-name="T8">2</text:span><text:span text:style-name="T3">]</text:span> <text:span text:style-name="T5">and</text:span> <text:span text:style-name="T7">close</text:span> <text:span text:style-name="T5">&gt;</text:span> <text:span text:style-name="T6">ma10</text:span></text:p>
      <text:p text:style-name="P1"><text:span text:style-name="T6">buySignal</text:span> <text:span text:style-name="T5">=</text:span> <text:span text:style-name="T6">threeHigherCloses</text:span></text:p>
      <text:p text:style-name="P3"/>
      <text:p text:style-name="P2">// Sell Condition: Three consecutive lower closes, and the price is below the 10-period EMA</text:p>
      <text:p text:style-name="P1"><text:span text:style-name="T6">threeLowerCloses</text:span> <text:span text:style-name="T5">=</text:span> <text:span text:style-name="T7">close</text:span> <text:span text:style-name="T5">&lt;</text:span> <text:span text:style-name="T7">close</text:span><text:span text:style-name="T3">[</text:span><text:span text:style-name="T8">1</text:span><text:span text:style-name="T3">]</text:span> <text:span text:style-name="T5">and</text:span> <text:span text:style-name="T7">close</text:span><text:span text:style-name="T3">[</text:span><text:span text:style-name="T8">1</text:span><text:span text:style-name="T3">]</text:span> <text:span text:style-name="T5">&lt;</text:span> <text:span text:style-name="T7">close</text:span><text:span text:style-name="T3">[</text:span><text:span text:style-name="T8">2</text:span><text:span text:style-name="T3">]</text:span> <text:span text:style-name="T5">and</text:span> <text:span text:style-name="T7">close</text:span> <text:span text:style-name="T5">&lt;</text:span> <text:span text:style-name="T6">ma10</text:span></text:p>
      <text:p text:style-name="P1"><text:span text:style-name="T6">sellSignal</text:span> <text:span text:style-name="T5">=</text:span> <text:span text:style-name="T6">threeLowerCloses</text:span></text:p>
      <text:p text:style-name="P3"/>
      <text:p text:style-name="P2">// Variables to track if a buy or sell signal has been placed</text:p>
      <text:p text:style-name="P1"><text:span text:style-name="T5">var</text:span> <text:span text:style-name="T5">bool</text:span> <text:span text:style-name="T6">buyAfterSell</text:span> <text:span text:style-name="T5">=</text:span> <text:span text:style-name="T7">false</text:span></text:p>
      <text:p text:style-name="P1"><text:span text:style-name="T5">var</text:span> <text:span text:style-name="T5">bool</text:span> <text:span text:style-name="T6">sellAfterBuy</text:span> <text:span text:style-name="T5">=</text:span> <text:span text:style-name="T7">false</text:span></text:p>
      <text:p text:style-name="P3"/>
      <text:p text:style-name="P2">// Reset flags after a sell or buy signal</text:p>
      <text:p text:style-name="P1"><text:span text:style-name="T5">if</text:span> <text:span text:style-name="T3">(</text:span><text:span text:style-name="T6">sellSignal</text:span><text:span text:style-name="T3">)</text:span></text:p>
      <text:p text:style-name="P1"><text:span text:style-name="T6">buyAfterSell</text:span> <text:span text:style-name="T5">:=</text:span> <text:span text:style-name="T7">false</text:span> <text:span text:style-name="T1">// Reset buy signal flag after a sell</text:span></text:p>
      <text:p text:style-name="P3"/>
      <text:p text:style-name="P1"><text:span text:style-name="T5">if</text:span> <text:span text:style-name="T3">(</text:span><text:span text:style-name="T6">buySignal</text:span><text:span text:style-name="T3">)</text:span></text:p>
      <text:p text:style-name="P1"><text:span text:style-name="T6">sellAfterBuy</text:span> <text:span text:style-name="T5">:=</text:span> <text:span text:style-name="T7">false</text:span> <text:span text:style-name="T1">// Reset sell signal flag after a buy</text:span></text:p>
      <text:p text:style-name="P3"/>
      <text:p text:style-name="P2">// Only plot a buy signal if it's the first one after a sell</text:p>
      <text:p text:style-name="P1"><text:span text:style-name="T6">buySignalFinal</text:span> <text:span text:style-name="T5">=</text:span> <text:span text:style-name="T6">buySignal</text:span> <text:span text:style-name="T5">and</text:span> <text:span text:style-name="T5">not</text:span> <text:span text:style-name="T6">buyAfterSell</text:span></text:p>
      <text:p text:style-name="P1"><text:span text:style-name="T5">if</text:span> <text:span text:style-name="T3">(</text:span><text:span text:style-name="T6">buySignalFinal</text:span><text:span text:style-name="T3">)</text:span></text:p>
      <text:p text:style-name="P1"><text:span text:style-name="T6">buyAfterSell</text:span> <text:span text:style-name="T5">:=</text:span> <text:span text:style-name="T7">true</text:span></text:p>
      <text:p text:style-name="P3"/>
      <text:p text:style-name="P2">// Only plot a sell signal if it's the first one after a buy</text:p>
      <text:p text:style-name="P1"><text:span text:style-name="T6">sellSignalFinal</text:span> <text:span text:style-name="T5">=</text:span> <text:span text:style-name="T6">sellSignal</text:span> <text:span text:style-name="T5">and</text:span> <text:span text:style-name="T5">not</text:span> <text:span text:style-name="T6">sellAfterBuy</text:span></text:p>
      <text:p text:style-name="P1"><text:span text:style-name="T5">if</text:span> <text:span text:style-name="T3">(</text:span><text:span text:style-name="T6">sellSignalFinal</text:span><text:span text:style-name="T3">)</text:span></text:p>
      <text:p text:style-name="P1"><text:span text:style-name="T6">sellAfterBuy</text:span> <text:span text:style-name="T5">:=</text:span> <text:span text:style-name="T7">true</text:span></text:p>
      <text:p text:style-name="P3"/>
      <text:p text:style-name="P2">// Plot buy and sell signals on the chart</text:p>
      <text:p text:style-name="P1"><text:span text:style-name="T2">plotshape</text:span><text:span text:style-name="T3">(</text:span><text:span text:style-name="T6">series</text:span><text:span text:style-name="T5">=</text:span><text:span text:style-name="T6">buySignalFinal</text:span><text:span text:style-name="T5">,</text:span> <text:span text:style-name="T6">title</text:span><text:span text:style-name="T5">=</text:span><text:span text:style-name="T4">"Buy Signal"</text:span><text:span text:style-name="T5">,</text:span> <text:span text:style-name="T6">location</text:span><text:span text:style-name="T5">=</text:span><text:span text:style-name="T7">location.belowbar</text:span><text:span text:style-name="T5">,</text:span> <text:span text:style-name="T6">color</text:span><text:span text:style-name="T5">=</text:span><text:span text:style-name="T7">color.green</text:span><text:span text:style-name="T5">,</text:span> <text:span text:style-name="T6">style</text:span><text:span text:style-name="T5">=</text:span><text:span text:style-name="T7">shape.triangleup</text:span><text:span text:style-name="T5">,</text:span> <text:span text:style-name="T6">text</text:span><text:span text:style-name="T5">=</text:span><text:span text:style-name="T4">"B"</text:span><text:span text:style-name="T3">)</text:span></text:p>
      <text:p text:style-name="P1"><text:span text:style-name="T2">plotshape</text:span><text:span text:style-name="T3">(</text:span><text:span text:style-name="T6">series</text:span><text:span text:style-name="T5">=</text:span><text:span text:style-name="T6">sellSignalFinal</text:span><text:span text:style-name="T5">,</text:span> <text:span text:style-name="T6">title</text:span><text:span text:style-name="T5">=</text:span><text:span text:style-name="T4">"Sell Signal"</text:span><text:span text:style-name="T5">,</text:span> <text:span text:style-name="T6">location</text:span><text:span text:style-name="T5">=</text:span><text:span text:style-name="T7">location.abovebar</text:span><text:span text:style-name="T5">,</text:span> <text:span text:style-name="T6">color</text:span><text:span text:style-name="T5">=</text:span><text:span text:style-name="T7">color.red</text:span><text:span text:style-name="T5">,</text:span> <text:span text:style-name="T6">style</text:span><text:span text:style-name="T5">=</text:span><text:span text:style-name="T7">shape.triangledown</text:span><text:span text:style-name="T5">,</text:span> <text:span text:style-name="T6">text</text:span><text:span text:style-name="T5">=</text:span><text:span text:style-name="T4">"S"</text:span><text:span text:style-name="T3">)</text:span></text:p>
      <text:p text:style-name="P3"/>
      <text:p text:style-name="P2">// Plot the 10-period exponential moving average</text:p>
      <text:p text:style-name="P1"><text:span text:style-name="T2">plot</text:span><text:span text:style-name="T3">(</text:span><text:span text:style-name="T6">ma10</text:span><text:span text:style-name="T5">,</text:span> <text:span text:style-name="T6">title</text:span><text:span text:style-name="T5">=</text:span><text:span text:style-name="T4">"10 EMA"</text:span><text:span text:style-name="T5">,</text:span> <text:span text:style-name="T6">color</text:span><text:span text:style-name="T5">=</text:span><text:span text:style-name="T7">color.black</text:span><text:span text:style-name="T5">,</text:span> <text:span text:style-name="T6">linewidth</text:span><text:span text:style-name="T5">=</text:span><text:span text:style-name="T8">1</text:span><text:span text:style-name="T3">)</text:span>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'Ubuntu Mono', Consolas, source-code-pro, monospace, 'Droid Sans Mono', 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07T17:33:21.881898202</meta:creation-date>
    <dc:date>2024-11-07T17:34:29.452452114</dc:date>
    <meta:editing-duration>PT1M8S</meta:editing-duration>
    <meta:editing-cycles>1</meta:editing-cycles>
    <meta:document-statistic meta:table-count="0" meta:image-count="0" meta:object-count="0" meta:page-count="1" meta:paragraph-count="31" meta:word-count="225" meta:character-count="1575" meta:non-whitespace-character-count="1381"/>
    <meta:generator>LibreOffice/6.4.7.2$Linux_X86_64 LibreOffice_project/40$Build-2</meta:generator>
  </office:meta>
</office:document-meta>
</file>